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cludeExcludeRule.addConfiguration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AbstractIncludeExcludeRule( ArtifactId aid , PatternMatcher matcher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ncludeExcludeRul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ncludeExcludeRu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cludeExcludeRule.initStandar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